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c84" officeooo:paragraph-rsid="0000ac84"/>
    </style:style>
    <style:style style:name="P2" style:family="paragraph" style:parent-style-name="Standard">
      <style:paragraph-properties fo:text-align="justify" style:justify-single-word="false"/>
      <style:text-properties officeooo:rsid="0000ac84" officeooo:paragraph-rsid="0000ac8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0ac84" officeooo:paragraph-rsid="0000ac8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ac84" officeooo:paragraph-rsid="0000ac8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0ac84" officeooo:paragraph-rsid="0000ac8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0ac84" officeooo:paragraph-rsid="00045c4e"/>
    </style:style>
    <style:style style:name="P7" style:family="paragraph" style:parent-style-name="Standard">
      <style:paragraph-properties fo:text-align="justify" style:justify-single-word="false"/>
      <style:text-properties officeooo:rsid="0000ac84" officeooo:paragraph-rsid="0000ac84"/>
    </style:style>
    <style:style style:name="P8" style:family="paragraph" style:parent-style-name="Standard">
      <style:paragraph-properties fo:text-align="justify" style:justify-single-word="false"/>
      <style:text-properties officeooo:rsid="0000ac84" officeooo:paragraph-rsid="00067f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7f07" style:font-weight-asian="normal" style:font-weight-complex="normal"/>
    </style:style>
    <style:style style:name="T4" style:family="text">
      <style:text-properties officeooo:rsid="00060951"/>
    </style:style>
    <style:style style:name="T5" style:family="text">
      <style:text-properties officeooo:rsid="00087bb0"/>
    </style:style>
    <style:style style:name="T6" style:family="text">
      <style:text-properties officeooo:rsid="0008b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хнологии системного программирования</text:p>
      <text:p text:style-name="P4">Задание <text:span text:style-name="T6">3</text:span></text:p>
      <text:p text:style-name="P1"/>
      <text:p text:style-name="P5">Разработка простого чата с использованием сокетов</text:p>
      <text:p text:style-name="P1"/>
      <text:p text:style-name="P2"><text:span text:style-name="T1">Описание</text:span>: проект предусматривает создание серверного и клиентского приложения для обмена сообщениями в локальной сети. Сервер должен поддерживать несколько клиентов, а клиенты должны иметь возможность отправлять и получать сообщения.</text:p>
      <text:p text:style-name="P2"/>
      <text:p text:style-name="P6"><text:span text:style-name="T1">Цели</text:span>: <text:span text:style-name="T4">и</text:span>зучение межпроцессного взаимодействия и работы с сокетами</text:p>
      <text:p text:style-name="P2"/>
      <text:p text:style-name="P3">Реализуемые задачи:</text:p>
      <text:p text:style-name="P8">• Реализовать серверное приложение, способное обрабатывать подключения от нескольких клиентов.</text:p>
      <text:p text:style-name="P8">• Реализовать клиентское приложение с возможностью подключения к серверу по IP-адресу и порту.</text:p>
      <text:p text:style-name="P8">• Обеспечить двусторонний обмен сообщениями между клиентом и сервером.</text:p>
      <text:p text:style-name="P8">• Добавить поддержку отправки и получения файлов через чат.</text:p>
      <text:p text:style-name="P8">• Реализовать возможность выбора отображения чата в виде окна с прокруткой и цветовым выделением сообщений от разных пользователей.</text:p>
      <text:p text:style-name="P8">• Добавить возможность приватных сообщений между клиентами.</text:p>
      <text:p text:style-name="P8">• Реализовать систему авторизации и регистрации пользователей.</text:p>
      <text:p text:style-name="P8">• Добавить журналирование сообщений на стороне сервера для последующего анализа.</text:p>
      <text:p text:style-name="P8">• Обеспечить защиту данных при передаче (например, через шифрование сообщений).</text:p>
      <text:p text:style-name="P2"/>
      <text:p text:style-name="P2"><text:span text:style-name="T1">Реализация: </text:span><text:span text:style-name="T2">файл </text:span><text:span text:style-name="T3">config</text:span><text:span text:style-name="T2">.json </text:span><text:span text:style-name="T3">для клиента </text:span><text:span text:style-name="T2">содержит параметры </text:span><text:span text:style-name="T3">подключения. Сервер реализует специальный API, данные передаются в JSON. Для сборки необходимо иметь Qt.</text:span></text:p>
      <text:p text:style-name="P2"/>
      <text:p text:style-name="P3">Исходный код представлен в репозитории:</text:p>
      <text:p text:style-name="P2">https://github.com/nothingIIersonal/tspo/tree/teh_sis_pr/pr<text:span text:style-name="T5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1:07:55.978159855</meta:creation-date>
    <dc:date>2024-12-01T05:49:51.123831317</dc:date>
    <meta:editing-duration>PT8M30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1" meta:paragraph-count="18" meta:word-count="169" meta:character-count="1403" meta:non-whitespace-character-count="1252"/>
  </office:meta>
</office:document-meta>
</file>